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12d82d" officeooo:paragraph-rsid="0012d82d"/>
    </style:style>
    <style:style style:name="P2" style:family="paragraph" style:parent-style-name="Standard">
      <style:text-properties style:font-name="Arial" officeooo:rsid="0014c8a9" officeooo:paragraph-rsid="0014c8a9"/>
    </style:style>
    <style:style style:name="P3" style:family="paragraph" style:parent-style-name="Standard">
      <style:text-properties style:font-name="Arial" fo:font-size="10pt" officeooo:rsid="0014c8a9" officeooo:paragraph-rsid="0014c8a9" style:font-size-asian="10pt" style:font-size-complex="10pt"/>
    </style:style>
    <style:style style:name="P4" style:family="paragraph" style:parent-style-name="Standard">
      <style:text-properties style:font-name="Arial" fo:font-size="10pt" officeooo:rsid="0014c8a9" officeooo:paragraph-rsid="00411c20" style:font-size-asian="10pt" style:font-size-complex="10pt"/>
    </style:style>
    <style:style style:name="P5" style:family="paragraph" style:parent-style-name="Standard">
      <style:text-properties style:font-name="Arial" officeooo:rsid="001501f5" officeooo:paragraph-rsid="001501f5"/>
    </style:style>
    <style:style style:name="P6" style:family="paragraph" style:parent-style-name="Standard">
      <style:text-properties style:font-name="Arial" fo:font-weight="bold" officeooo:rsid="0018ba77" officeooo:paragraph-rsid="0018ba77" style:font-weight-asian="bold" style:font-weight-complex="bold"/>
    </style:style>
    <style:style style:name="P7" style:family="paragraph" style:parent-style-name="Standard">
      <style:text-properties style:font-name="Arial" fo:font-weight="bold" officeooo:rsid="0037efac" officeooo:paragraph-rsid="0037efac" style:font-weight-asian="bold" style:font-weight-complex="bold"/>
    </style:style>
    <style:style style:name="P8" style:family="paragraph" style:parent-style-name="Standard">
      <style:text-properties style:font-name="Arial" officeooo:rsid="0037efac" officeooo:paragraph-rsid="0037efac"/>
    </style:style>
    <style:style style:name="P9" style:family="paragraph" style:parent-style-name="Standard">
      <style:text-properties style:font-name="Arial" officeooo:rsid="003e54de" officeooo:paragraph-rsid="003e54de"/>
    </style:style>
    <style:style style:name="P10" style:family="paragraph" style:parent-style-name="Standard">
      <style:text-properties style:font-name="Arial" officeooo:rsid="0018ba77" officeooo:paragraph-rsid="0018ba77"/>
    </style:style>
    <style:style style:name="P11" style:family="paragraph" style:parent-style-name="Standard">
      <style:text-properties officeooo:paragraph-rsid="0012d82d"/>
    </style:style>
    <style:style style:name="P12" style:family="paragraph" style:parent-style-name="Standard">
      <style:text-properties style:font-name="Arial" officeooo:rsid="0014c8a9" officeooo:paragraph-rsid="0012d82d"/>
    </style:style>
    <style:style style:name="P13" style:family="paragraph" style:parent-style-name="Standard" style:list-style-name="L1">
      <style:text-properties style:font-name="Arial" officeooo:rsid="0037efac" officeooo:paragraph-rsid="001501f5"/>
    </style:style>
    <style:style style:name="P14" style:family="paragraph" style:parent-style-name="Standard">
      <style:text-properties style:font-name="Arial" fo:font-size="16pt" fo:font-weight="normal" officeooo:rsid="0012d82d" officeooo:paragraph-rsid="0012d82d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weight="bold" officeooo:paragraph-rsid="0014c8a9" style:font-weight-asian="bold" style:font-weight-complex="bold"/>
    </style:style>
    <style:style style:name="T1" style:family="text">
      <style:text-properties style:font-name="Arial" officeooo:rsid="0012d82d"/>
    </style:style>
    <style:style style:name="T2" style:family="text">
      <style:text-properties style:font-name="Arial" officeooo:rsid="0014c8a9"/>
    </style:style>
    <style:style style:name="T3" style:family="text">
      <style:text-properties style:font-name="Arial" officeooo:rsid="0028cb45"/>
    </style:style>
    <style:style style:name="T4" style:family="text">
      <style:text-properties style:font-name="Arial" officeooo:rsid="002f4cf3"/>
    </style:style>
    <style:style style:name="T5" style:family="text">
      <style:text-properties style:font-name="Arial" officeooo:rsid="003c85f8"/>
    </style:style>
    <style:style style:name="T6" style:family="text">
      <style:text-properties officeooo:rsid="0014c8a9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Arial" officeooo:rsid="0012d82d"/>
    </style:style>
    <style:style style:name="T9" style:family="text">
      <style:text-properties style:text-position="super 58%" style:font-name="Arial" officeooo:rsid="0014c8a9"/>
    </style:style>
    <style:style style:name="T10" style:family="text">
      <style:text-properties officeooo:rsid="0018ba77"/>
    </style:style>
    <style:style style:name="T11" style:family="text">
      <style:text-properties officeooo:rsid="0022a728"/>
    </style:style>
    <style:style style:name="T12" style:family="text">
      <style:text-properties officeooo:rsid="003e54de"/>
    </style:style>
    <style:style style:name="T13" style:family="text">
      <style:text-properties officeooo:rsid="004752c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8" style:family="text">
      <style:text-properties fo:font-variant="normal" fo:text-transform="none" style:text-position="super 58%" fo:letter-spacing="normal" fo:font-style="normal" fo:font-weight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3">Highlights</text:span></text:p>
      <text:p text:style-name="P1"/>
      <text:p text:style-name="P15"><text:span text:style-name="T1">Accelerated Diffusion </text:span><text:span text:style-name="T3">Magnetic Resonance Imaging</text:span><text:span text:style-name="T1"> at 7 T : Joint Reconstruction </text:span><text:span text:style-name="T2">for</text:span><text:span text:style-name="T1"> Multi-</text:span><text:span text:style-name="T2">Band</text:span><text:span text:style-name="T1"> Multi-Shell Shift-Encoded Echo Planar Imaging (JETS-EPI)</text:span></text:p>
      <text:p text:style-name="P1"/>
      <text:p text:style-name="P11"><text:span text:style-name="T5">Zhengguo</text:span><text:span text:style-name="T1"> Tan, Patrick Alexander Liebig, Robin Martin Heidemann, Fred</text:span><text:span text:style-name="T4">e</text:span><text:span text:style-name="T1">rik Bernd Laun, Florian Knoll</text:span></text:p>
      <text:p text:style-name="P12"/>
      <text:list xml:id="list3258611687" text:style-name="L1">
        <text:list-item>
          <text:p text:style-name="P13">Novel accelerated diffusion acquisition with shifted phase encoding among diffusion directions for complementary <text:span text:style-name="T14">k</text:span>-<text:span text:style-name="T14">q</text:span>-space sampling at <text:span text:style-name="T13">7T</text:span></text:p>
        </text:list-item>
        <text:list-item>
          <text:p text:style-name="P13"><text:span text:style-name="T16">Generalized joint</text:span><text:span text:style-name="T15"> </text:span><text:span text:style-name="T17">k</text:span><text:span text:style-name="T16">-</text:span><text:span text:style-name="T17">q</text:span><text:span text:style-name="T16">-slice diffusion-weighted image reconstruction with</text:span><text:line-break/><text:span text:style-name="T16">overlapping locally low-rank regularization</text:span></text:p>
        </text:list-item>
        <text:list-item>
          <text:p text:style-name="P13"><text:span text:style-name="T16">5 min 1.2 mm isotropic resolution with </text:span><text:span text:style-name="T17">b</text:span><text:span text:style-name="T16">-value 1000 s/mm</text:span><text:span text:style-name="T18">2</text:span><text:span text:style-name="T16"> and 32 diffusion directions for in vivo whole-brain diffusion tensor imaging</text:span></text:p>
        </text:list-item>
        <text:list-item>
          <text:p text:style-name="P13"><text:span text:style-name="T16">23 min 1 mm isotropic resolution with three-shell high b-values (up to 3000 s/mm</text:span><text:span text:style-name="T18">2</text:span><text:span text:style-name="T16">) and 126 diffusion directions for in vivo whole-brain diffusion tensor imaging and fiber orientation distribution function (fODF) mapp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02:09.156315220</meta:creation-date>
    <dc:date>2023-02-01T20:19:09.628452548</dc:date>
    <meta:editing-duration>PT46M49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8" meta:character-count="868" meta:non-whitespace-character-count="761"/>
  </office:meta>
</office:document-meta>
</file>